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00000005A01C8E4094.png" manifest:media-type="image/png"/>
  <manifest:file-entry manifest:full-path="Pictures/1000000000000422000001EDDA467F7A.png" manifest:media-type="image/png"/>
  <manifest:file-entry manifest:full-path="Pictures/1000000100000A00000005A066390D63.png" manifest:media-type="image/png"/>
  <manifest:file-entry manifest:full-path="Pictures/1000000100000A00000005A0A7DCA1B4.png" manifest:media-type="image/png"/>
  <manifest:file-entry manifest:full-path="Pictures/1000000100000A00000005A0CA9CDA3C.png" manifest:media-type="image/png"/>
  <manifest:file-entry manifest:full-path="Pictures/1000000100000A00000005A00722C84E.png" manifest:media-type="image/png"/>
  <manifest:file-entry manifest:full-path="Pictures/1000000100000A00000005A0B6D28322.png" manifest:media-type="image/png"/>
  <manifest:file-entry manifest:full-path="Pictures/1000000100000A00000005A09D938061.png" manifest:media-type="image/png"/>
  <manifest:file-entry manifest:full-path="Pictures/1000000100000A00000005A0D28A628F.png" manifest:media-type="image/png"/>
  <manifest:file-entry manifest:full-path="Pictures/1000000100000A00000005A0C9EB3C52.png" manifest:media-type="image/png"/>
  <manifest:file-entry manifest:full-path="Pictures/1000000100000A00000005A04C0A9907.png" manifest:media-type="image/png"/>
  <manifest:file-entry manifest:full-path="Pictures/1000000100000A00000005A0CACF29BF.png" manifest:media-type="image/png"/>
  <manifest:file-entry manifest:full-path="Pictures/1000000100000A00000005A04E4BAF6A.png" manifest:media-type="image/png"/>
  <manifest:file-entry manifest:full-path="Pictures/1000000100000A00000005A0729903CF.png" manifest:media-type="image/png"/>
  <manifest:file-entry manifest:full-path="Pictures/1000000100000A00000005A0E5774CBE.png" manifest:media-type="image/png"/>
  <manifest:file-entry manifest:full-path="Pictures/1000000100000A00000005A0897723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2" style:family="paragraph" style:parent-style-name="Text_20_body">
      <style:text-properties officeooo:paragraph-rsid="00221403"/>
    </style:style>
    <style:style style:name="P33" style:family="paragraph" style:parent-style-name="Text_20_body">
      <style:text-properties officeooo:paragraph-rsid="0029fed6"/>
    </style:style>
    <style:style style:name="P3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style:font-size-asian="14pt" style:font-size-complex="14pt"/>
    </style:style>
    <style:style style:name="T12" style:family="text">
      <style:text-properties fo:color="#666666" loext:opacity="100%" style:font-name="Candara" fo:font-size="14pt" officeooo:rsid="000072b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1">Guardar este documento en nuestro equipo.</text:p>
        </text:list-item>
        <text:list-item>
          <text:p text:style-name="P31">Renombrar según el siguiente ejemplo: ApellidoNombre_ActividadesUD<text:span text:style-name="T6">6</text:span></text:p>
        </text:list-item>
        <text:list-item>
          <text:p text:style-name="P31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2" draw:name="Imagen1" text:anchor-type="char" svg:width="17.59cm" svg:height="8.195cm" draw:z-index="0"><draw:image xlink:href="Pictures/1000000000000422000001EDDA467F7A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p text:style-name="P32"><text:span text:style-name="T11"/></text:p>
      <text:h text:style-name="P30" text:outline-level="1"><text:bookmark-start text:name="__RefHeading___Toc302_3782417621"/><text:soft-page-break/><text:span text:style-name="T10">A</text:span><text:span text:style-name="T7">ctividad </text:span><text:span text:style-name="T8">2. </text:span><text:bookmark-end text:name="__RefHeading___Toc302_3782417621"/></text:h>
      <text:p text:style-name="P33"><draw:frame draw:style-name="fr1" draw:name="Imagen3" text:anchor-type="char" svg:x="0.194cm" svg:y="0.176cm" svg:width="17.59cm" svg:height="9.894cm" draw:z-index="2"><draw:image xlink:href="Pictures/1000000100000A00000005A0A7DCA1B4.png" xlink:type="simple" xlink:show="embed" xlink:actuate="onLoad" draw:mime-type="image/png"/></draw:frame><text:span text:style-name="T12"/></text:p>
      <text:p text:style-name="P33"><text:span text:style-name="T12"/></text:p>
      <text:p text:style-name="P33"><draw:frame draw:style-name="fr1" draw:name="Imagen2" text:anchor-type="char" svg:x="0.002cm" svg:y="1.406cm" svg:width="17.59cm" svg:height="9.894cm" draw:z-index="1"><draw:image xlink:href="Pictures/1000000100000A00000005A0B6D28322.png" xlink:type="simple" xlink:show="embed" xlink:actuate="onLoad" draw:mime-type="image/png"/></draw:frame><text:span text:style-name="T12"/></text:p>
      <text:p text:style-name="P33"><text:soft-page-break/><text:span text:style-name="T12"/></text:p>
      <text:p text:style-name="P33"><text:span text:style-name="T12"/></text:p>
      <text:p text:style-name="P33"><text:span text:style-name="T12"/></text:p>
      <text:p text:style-name="P33"><draw:frame draw:style-name="fr1" draw:name="Imagen4" text:anchor-type="char" svg:x="-0.289cm" svg:y="0.258cm" svg:width="17.59cm" svg:height="9.894cm" draw:z-index="3"><draw:image xlink:href="Pictures/1000000100000A00000005A09D938061.png" xlink:type="simple" xlink:show="embed" xlink:actuate="onLoad" draw:mime-type="image/png"/></draw:frame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draw:frame draw:style-name="fr1" draw:name="Imagen5" text:anchor-type="char" svg:x="-0.118cm" svg:y="0.217cm" svg:width="17.59cm" svg:height="9.894cm" draw:z-index="4"><draw:image xlink:href="Pictures/1000000100000A00000005A066390D63.png" xlink:type="simple" xlink:show="embed" xlink:actuate="onLoad" draw:mime-type="image/png"/></draw:frame><text:soft-page-break/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draw:frame draw:style-name="fr1" draw:name="Imagen7" text:anchor-type="char" svg:x="0.145cm" svg:y="9.31cm" svg:width="17.59cm" svg:height="9.894cm" draw:z-index="6"><draw:image xlink:href="Pictures/1000000100000A00000005A0D28A628F.png" xlink:type="simple" xlink:show="embed" xlink:actuate="onLoad" draw:mime-type="image/png"/></draw:frame><text:span text:style-name="T12"/></text:p>
      <text:p text:style-name="P33"><text:soft-page-break/><text:span text:style-name="T12"/></text:p>
      <text:p text:style-name="P33"><draw:frame draw:style-name="fr1" draw:name="Imagen8" text:anchor-type="char" svg:x="0.215cm" svg:y="-0.106cm" svg:width="17.59cm" svg:height="9.894cm" draw:z-index="7"><draw:image xlink:href="Pictures/1000000100000A00000005A00722C84E.png" xlink:type="simple" xlink:show="embed" xlink:actuate="onLoad" draw:mime-type="image/png"/></draw:frame><draw:frame draw:style-name="fr1" draw:name="Imagen6" text:anchor-type="char" svg:x="0.074cm" svg:y="10.495cm" svg:width="17.59cm" svg:height="9.894cm" draw:z-index="5"><draw:image xlink:href="Pictures/1000000100000A00000005A0CA9CDA3C.png" xlink:type="simple" xlink:show="embed" xlink:actuate="onLoad" draw:mime-type="image/png"/></draw:frame><text:span text:style-name="T12"/></text:p>
      <text:p text:style-name="P33"><text:span text:style-name="T12"/></text:p>
      <text:p text:style-name="P33"><text:soft-page-break/><text:span text:style-name="T12"/></text:p>
      <text:p text:style-name="P33"><draw:frame draw:style-name="fr1" draw:name="Imagen9" text:anchor-type="char" svg:x="0.217cm" svg:y="-0.079cm" svg:width="17.59cm" svg:height="9.894cm" draw:z-index="8"><draw:image xlink:href="Pictures/1000000100000A00000005A0C9EB3C52.png" xlink:type="simple" xlink:show="embed" xlink:actuate="onLoad" draw:mime-type="image/png"/></draw:frame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oft-page-break/><text:span text:style-name="T12"/></text:p>
      <text:p text:style-name="P33"><draw:frame draw:style-name="fr1" draw:name="Imagen10" text:anchor-type="char" svg:x="0.169cm" svg:y="0.152cm" svg:width="17.59cm" svg:height="9.894cm" draw:z-index="9"><draw:image xlink:href="Pictures/1000000100000A00000005A04C0A9907.png" xlink:type="simple" xlink:show="embed" xlink:actuate="onLoad" draw:mime-type="image/png"/></draw:frame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oft-page-break/><text:span text:style-name="T12"/></text:p>
      <text:h text:style-name="P30" text:outline-level="1"><text:bookmark-start text:name="__RefHeading___Toc304_3782417621"/><draw:frame draw:style-name="fr1" draw:name="Imagen11" text:anchor-type="char" svg:x="0.37cm" svg:y="-0.342cm" svg:width="16.32cm" svg:height="9.179cm" draw:z-index="10"><draw:image xlink:href="Pictures/1000000100000A00000005A0CACF29BF.png" xlink:type="simple" xlink:show="embed" xlink:actuate="onLoad" draw:mime-type="image/png"/></draw:frame><text:bookmark-end text:name="__RefHeading___Toc304_3782417621"/><text:span text:style-name="T8"/></text:h>
      <text:p text:style-name="P33"><text:span text:style-name="T12"/></text:p>
      <text:p text:style-name="P33"><text:span text:style-name="T12"/></text:p>
      <text:p text:style-name="P13"/>
      <text:p text:style-name="P11"><draw:frame draw:style-name="fr1" draw:name="Imagen12" text:anchor-type="char" svg:x="0.85cm" svg:y="0.127cm" svg:width="16.32cm" svg:height="9.179cm" draw:z-index="11"><draw:image xlink:href="Pictures/1000000100000A00000005A04E4BAF6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n13" text:anchor-type="char" svg:x="0.323cm" svg:y="0.123cm" svg:width="16.32cm" svg:height="9.179cm" draw:z-index="12"><draw:image xlink:href="Pictures/1000000100000A00000005A01C8E4094.png" xlink:type="simple" xlink:show="embed" xlink:actuate="onLoad" draw:mime-type="image/png"/></draw:frame><text:soft-page-break/></text:p>
      <text:p text:style-name="P11"/>
      <text:p text:style-name="P11"/>
      <text:p text:style-name="P11"><draw:frame draw:style-name="fr1" draw:name="Imagen14" text:anchor-type="char" svg:x="0.226cm" svg:y="0.397cm" svg:width="16.32cm" svg:height="9.179cm" draw:z-index="13"><draw:image xlink:href="Pictures/1000000100000A00000005A0729903CF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P11"><draw:frame draw:style-name="fr1" draw:name="Imagen15" text:anchor-type="char" svg:x="0.011cm" svg:y="-0.011cm" svg:width="16.32cm" svg:height="9.179cm" draw:z-index="14"><draw:image xlink:href="Pictures/1000000100000A00000005A0E5774CBE.png" xlink:type="simple" xlink:show="embed" xlink:actuate="onLoad" draw:mime-type="image/png"/></draw:frame></text:p>
      <text:p text:style-name="P11"/>
      <text:p text:style-name="P11"><draw:frame draw:style-name="fr1" draw:name="Imagen16" text:anchor-type="char" svg:x="0.683cm" svg:y="0.439cm" svg:width="16.32cm" svg:height="9.179cm" draw:z-index="15"><draw:image xlink:href="Pictures/1000000100000A00000005A0897723D0.png" xlink:type="simple" xlink:show="embed" xlink:actuate="onLoad" draw:mime-type="image/png"/></draw:frame></text:p>
      <text:p text:style-name="P11"/>
      <text:p text:style-name="P11"><text:tab/><text:tab/><text:tab/><text:tab/><text:tab/><text:tab/><text:tab/><text:tab/><text:tab/><text:tab/><text:tab/><text:tab/><text:tab/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<text:tab/><text:tab/><text:tab/><text:tab/><text:tab/><text:tab/><text:tab/><text:tab/><text:tab/><text:tab/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4-04-04T14:00:47.624000000</dc:date>
    <meta:editing-duration>PT5H20M57S</meta:editing-duration>
    <meta:editing-cycles>41</meta:editing-cycles>
    <meta:document-statistic meta:table-count="1" meta:image-count="16" meta:object-count="0" meta:page-count="12" meta:paragraph-count="23" meta:word-count="80" meta:character-count="631" meta:non-whitespace-character-count="445"/>
  </office:meta>
</office:document-meta>
</file>